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d1c24" fo:font-size="18pt" officeooo:rsid="0016e50a" officeooo:paragraph-rsid="0016e50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fo:font-size="12pt" officeooo:rsid="0018b6d2" officeooo:paragraph-rsid="0018b6d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fo:font-size="12pt" officeooo:rsid="001c016f" officeooo:paragraph-rsid="001c016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officeooo:rsid="001f0084" officeooo:paragraph-rsid="001f008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a65d" fo:font-size="12pt" officeooo:rsid="001f0084" officeooo:paragraph-rsid="001f008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a65d" fo:font-size="12pt" officeooo:rsid="0020c685" officeooo:paragraph-rsid="0020c68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fo:font-size="12pt" officeooo:rsid="0020c685" officeooo:paragraph-rsid="0020c68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fo:font-size="12pt" officeooo:rsid="00217d5c" officeooo:paragraph-rsid="00217d5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fo:font-size="12pt" officeooo:rsid="0022b572" officeooo:paragraph-rsid="0022b57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fo:font-size="12pt" officeooo:rsid="0024c80a" officeooo:paragraph-rsid="0024c80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2pt" officeooo:rsid="0022b572" officeooo:paragraph-rsid="0022b572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2pt" officeooo:rsid="0024c80a" officeooo:paragraph-rsid="0024c80a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2pt" officeooo:rsid="0024c80a" officeooo:paragraph-rsid="002e532d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2pt" style:text-underline-style="none" officeooo:rsid="0024c80a" officeooo:paragraph-rsid="0024c80a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2pt" style:text-underline-style="none" officeooo:rsid="0024c80a" officeooo:paragraph-rsid="002e532d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2pt" style:text-underline-style="none" officeooo:rsid="0027be1a" officeooo:paragraph-rsid="0027be1a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2pt" style:text-underline-style="none" officeooo:rsid="0029247f" officeooo:paragraph-rsid="0029247f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2pt" style:text-underline-style="none" officeooo:rsid="002a78b0" officeooo:paragraph-rsid="002a78b0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2pt" style:text-underline-style="none" officeooo:rsid="002ada58" officeooo:paragraph-rsid="002ada58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2pt" style:text-underline-style="none" officeooo:rsid="002ca596" officeooo:paragraph-rsid="002ca59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2pt" style:text-underline-style="none" officeooo:rsid="002f2810" officeooo:paragraph-rsid="002f2810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ed1c24" fo:font-size="12pt" officeooo:rsid="00217d5c" officeooo:paragraph-rsid="00217d5c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color="#ed1c24" fo:font-size="12pt" officeooo:rsid="0022b572" officeooo:paragraph-rsid="0022b572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ed1c24" fo:font-size="12pt" officeooo:rsid="0024c80a" officeooo:paragraph-rsid="0024c80a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ed1c24" fo:font-size="12pt" officeooo:rsid="0024c80a" officeooo:paragraph-rsid="002e532d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ed1c24" fo:font-size="12pt" officeooo:rsid="0026561b" officeooo:paragraph-rsid="0026561b" style:font-size-asian="10.5pt" style:font-size-complex="12pt"/>
    </style:style>
    <style:style style:name="P27" style:family="paragraph" style:parent-style-name="Standard">
      <style:paragraph-properties fo:text-align="center" style:justify-single-word="false"/>
      <style:text-properties fo:color="#ed1c24" fo:font-size="15pt" officeooo:rsid="00217d5c" officeooo:paragraph-rsid="00217d5c" style:font-size-asian="15pt" style:font-size-complex="15pt"/>
    </style:style>
    <style:style style:name="P28" style:family="paragraph" style:parent-style-name="Standard">
      <style:paragraph-properties fo:text-align="start" style:justify-single-word="false"/>
      <style:text-properties fo:color="#00a65d" fo:font-size="12pt" officeooo:rsid="00217d5c" officeooo:paragraph-rsid="00217d5c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a65d" style:text-line-through-style="none" style:text-line-through-type="none" fo:font-size="12pt" style:text-underline-style="none" officeooo:rsid="0026561b" officeooo:paragraph-rsid="0026561b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00a65d" style:text-line-through-style="none" style:text-line-through-type="none" fo:font-size="12pt" style:text-underline-style="none" officeooo:rsid="002f2810" officeooo:paragraph-rsid="002f2810" style:font-size-asian="12pt" style:font-size-complex="12pt"/>
    </style:style>
    <style:style style:name="T1" style:family="text">
      <style:text-properties officeooo:rsid="0018b6d2"/>
    </style:style>
    <style:style style:name="T2" style:family="text">
      <style:text-properties officeooo:rsid="001a3186"/>
    </style:style>
    <style:style style:name="T3" style:family="text">
      <style:text-properties officeooo:rsid="001c016f"/>
    </style:style>
    <style:style style:name="T4" style:family="text">
      <style:text-properties officeooo:rsid="00217d5c"/>
    </style:style>
    <style:style style:name="T5" style:family="text">
      <style:text-properties fo:color="#000000" style:text-line-through-style="none" style:text-line-through-type="none" style:text-underline-style="none"/>
    </style:style>
    <style:style style:name="T6" style:family="text">
      <style:text-properties officeooo:rsid="002e532d"/>
    </style:style>
    <style:style style:name="T7" style:family="text">
      <style:text-properties officeooo:rsid="002f4f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3 - </text:span>Evolution de la taille des génomes</text:p>
      <text:p text:style-name="P1"/>
      <text:p text:style-name="P2">Petit génome = souvent parasitique ou symbiotique (nécessité d’aide ext<text:span text:style-name="T3">é</text:span>rieure)</text:p>
      <text:p text:style-name="P2">→ dim<text:span text:style-name="T2">i</text:span>nution de la pression de sélection car une partie des fonction est assurée par l’hôte / symbiote</text:p>
      <text:p text:style-name="P2"/>
      <text:p text:style-name="P3">La complexité d’un organisme n’est pas liée à la taille de son génome.</text:p>
      <text:p text:style-name="P2"/>
      <text:p text:style-name="P5">Taille des génomes à l’échelle du vivant</text:p>
      <text:p text:style-name="P4"/>
      <text:p text:style-name="P4">Taille des introns, nombre d’introns, taux de mutations, part d’éléments transposables dans un génome sont des facteurs qui influent sur la taille du génome.</text:p>
      <text:p text:style-name="P4"/>
      <text:p text:style-name="P4">Mécanismes majeurs de l’évolution moléculaire :</text:p>
      <text:p text:style-name="P4"><text:tab/>-Le hasard (Théorie neutraliste de l’évolution, Kimura, Gould, Lynch)</text:p>
      <text:p text:style-name="P4"><text:tab/>-La sélection naturelle (Darwin, Bernardi, théorie néosélectionniste de l’évolution</text:p>
      <text:p text:style-name="P4"><text:tab/>-Hasard et sélection (Néodarwinisme)</text:p>
      <text:p text:style-name="P4"/>
      <text:p text:style-name="P6">Taille des génomes à l’échelle des procaryotes</text:p>
      <text:p text:style-name="P7"><text:s/><text:span text:style-name="T4">Voir TP5</text:span></text:p>
      <text:p text:style-name="P7"/>
      <text:p text:style-name="P7"/>
      <text:p text:style-name="P26">02/10</text:p>
      <text:p text:style-name="P27">Les outils de la génomique</text:p>
      <text:p text:style-name="P22"/>
      <text:p text:style-name="P28">Méthode de Sanger = Méthode des didésoxynucléotides</text:p>
      <text:p text:style-name="P28"/>
      <text:p text:style-name="P8">ddntp se lie à un dntp par une liaison phosphodiester</text:p>
      <text:p text:style-name="P8"/>
      <text:p text:style-name="P8">Materiel :</text:p>
      <text:p text:style-name="P8">4 bases</text:p>
      <text:p text:style-name="P8">4 dntp</text:p>
      <text:p text:style-name="P8">4 ddntp associés</text:p>
      <text:p text:style-name="P8">adn polymérase</text:p>
      <text:p text:style-name="P8">adn à séquencer</text:p>
      <text:p text:style-name="P8">amorce de séquençage</text:p>
      <text:p text:style-name="P22"/>
      <text:p text:style-name="P23">Procédé :</text:p>
      <text:p text:style-name="P9">-On réchauffe pour dénaturer l ‘ADN : on sépare les deux brins</text:p>
      <text:p text:style-name="P9">-Amorce de séquençage s’hybride</text:p>
      <text:p text:style-name="P11">ADN pol se fixe et commence la polymérisation du <text:s/>brin complémentaire</text:p>
      <text:p text:style-name="P11">-La synthèse s’arrête quand un ddNTP est ajouté (au hasard parmi les DNTP, on en choisit un seul ou on les met tous)</text:p>
      <text:p text:style-name="P11">-On fait migrer les fragments selon deux possibilités :</text:p>
      <text:p text:style-name="P11"><text:tab/>-Si on a mis un seul ddNTP : migration par radioactivité</text:p>
      <text:p text:style-name="P11"><text:tab/>-Si on les a tous mis : Electrophorégramme qui différencie les pics ATCG</text:p>
      <text:p text:style-name="P22"/>
      <text:p text:style-name="P24">Avantages :</text:p>
      <text:p text:style-name="P10">-Bonne qualité de séquençage jusqu’à 1kb</text:p>
      <text:p text:style-name="P12">-Rapide (+2h)</text:p>
      <text:p text:style-name="P12">-Nbx outils de traitement bioif :</text:p>
      <text:p text:style-name="P12"><text:soft-page-break/><text:tab/>-suppression des vecteurs de clonage</text:p>
      <text:p text:style-name="P12"><text:tab/>-Visualisation des électrophorogrammes</text:p>
      <text:p text:style-name="P12"><text:tab/>-Assemblage</text:p>
      <text:p text:style-name="P24">Inconvénients :</text:p>
      <text:p text:style-name="P24"><text:tab/><text:span text:style-name="T5">-Coût de séquençage élevé (3€/seq)</text:span></text:p>
      <text:p text:style-name="P14"><text:tab/>-Pas une méthode haut-débit</text:p>
      <text:p text:style-name="P14"><text:tab/>-384 séquences par run</text:p>
      <text:p text:style-name="P14"/>
      <text:p text:style-name="P29">Pyroséquençage (voir poly)</text:p>
      <text:p text:style-name="P16">Dans ce cas-là on ne regarde les nucléotides qu’individuellement car les nucléotides émettent la même lumière.</text:p>
      <text:p text:style-name="P17">On ajoute séquentiellement A-T-C-G et on nettoie les puits entre chaque ajout.</text:p>
      <text:p text:style-name="P17">Lors de la synthèse d’un nucléotide, de l’ATP est libérée et émet de la lumière par réaction avec la luciférase. Suivant le nb de nucléotides synthétisés (même nucléotide) on a une émssion de lumière plus ou moins forte. </text:p>
      <text:p text:style-name="P17"/>
      <text:p text:style-name="P18">On utilise une clé pour calibrer la machine.</text:p>
      <text:p text:style-name="P18">Ex : TACG est le début de la séquence fixée à chaque bille (primer)</text:p>
      <text:p text:style-name="P18">Si on a TACG, on saura dans quels puits il ya une bille.</text:p>
      <text:p text:style-name="P19">Multiplex identifier = identifier les séquences qui correspondent un échantillon = « code barre »</text:p>
      <text:p text:style-name="P19"/>
      <text:p text:style-name="P20">10⁶ séquences sur 1,6*10⁶ puits</text:p>
      <text:p text:style-name="P20"/>
      <text:p text:style-name="P25">Avantages :</text:p>
      <text:p text:style-name="P13">-<text:span text:style-name="T6">Longueur des lectures (650 nt)</text:span></text:p>
      <text:p text:style-name="P13">-<text:span text:style-name="T6">Rapidité (10h/run)</text:span></text:p>
      <text:p text:style-name="P13">-<text:span text:style-name="T6">Nb de lectures/run(10⁶ lectures)</text:span></text:p>
      <text:p text:style-name="P25">Inconvénients :</text:p>
      <text:p text:style-name="P15">-<text:span text:style-name="T6">Qualité des séquences :</text:span></text:p>
      <text:p text:style-name="P15"><text:tab/>-<text:span text:style-name="T6">Taux d’erreurs</text:span></text:p>
      <text:p text:style-name="P15"><text:tab/>-<text:span text:style-name="T6">Fins de séquences de mauvaise qualité</text:span></text:p>
      <text:p text:style-name="P15">-<text:span text:style-name="T6">Réplicats artificiels</text:span></text:p>
      <text:p text:style-name="P15">-<text:span text:style-name="T6">Préparation des échantillons</text:span></text:p>
      <text:p text:style-name="P15">-<text:span text:style-name="T6">Coût (10$/Mb)</text:span></text:p>
      <text:p text:style-name="P15"/>
      <text:p text:style-name="P30">Séquençage <text:span text:style-name="T7">Ill</text:span>umina</text:p>
      <text:p text:style-name="P3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0:45:10.080904289</meta:creation-date>
    <dc:date>2018-10-02T09:31:04.842334344</dc:date>
    <meta:editing-duration>PT1H53M25S</meta:editing-duration>
    <meta:editing-cycles>18</meta:editing-cycles>
    <meta:generator>LibreOffice/5.4.6.2$Linux_X86_64 LibreOffice_project/40m0$Build-2</meta:generator>
    <meta:document-statistic meta:table-count="0" meta:image-count="0" meta:object-count="0" meta:page-count="2" meta:paragraph-count="63" meta:word-count="445" meta:character-count="2762" meta:non-whitespace-character-count="2367"/>
  </office:meta>
</office:document-meta>
</file>